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1pt" style:font-size-asian="11pt" style:font-size-complex="11pt"/>
    </style:style>
    <style:style style:name="P2" style:family="paragraph" style:parent-style-name="Standard">
      <style:text-properties fo:font-variant="normal" fo:text-transform="none" fo:color="#000000" style:font-name="FreeMono" fo:font-size="11pt" fo:letter-spacing="normal" fo:font-style="italic" fo:font-weight="normal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FreeMono" fo:font-size="11pt" fo:letter-spacing="normal" fo:font-style="normal" fo:font-weight="normal" style:font-size-asian="11pt" style:font-style-asian="normal" style:font-size-complex="11pt" style:font-style-complex="normal"/>
    </style:style>
    <style:style style:name="P4" style:family="paragraph" style:parent-style-name="Standard">
      <style:text-properties fo:font-variant="normal" fo:text-transform="none" fo:color="#000000" style:font-name="Times New Roman1" fo:font-size="14pt" fo:letter-spacing="normal" fo:font-style="normal" fo:font-weight="normal" style:font-size-asian="11pt" style:font-size-complex="11pt"/>
    </style:style>
    <style:style style:name="P5" style:family="paragraph" style:parent-style-name="Standard">
      <style:text-properties fo:font-variant="normal" fo:text-transform="none" style:use-window-font-color="true" style:font-name="FreeMono" fo:font-size="11pt" fo:letter-spacing="normal" fo:font-style="italic" fo:font-weight="normal" style:font-size-asian="11pt" style:font-size-complex="11pt"/>
    </style:style>
    <style:style style:name="P6" style:family="paragraph" style:parent-style-name="Standard">
      <style:text-properties style:use-window-font-color="true" style:font-name="FreeMono" fo:font-size="11pt" style:font-size-asian="11pt" style:font-size-complex="11pt"/>
    </style:style>
    <style:style style:name="P7" style:family="paragraph" style:parent-style-name="Preformatted_20_Text">
      <style:text-properties fo:font-variant="normal" fo:text-transform="none" style:use-window-font-color="true" style:font-name="FreeMono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text-properties style:font-name="FreeMono" fo:font-size="11pt" officeooo:rsid="000985e5" officeooo:paragraph-rsid="000985e5" style:font-size-asian="11pt" style:font-size-complex="11pt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LAMP:</text:p>
      <text:p text:style-name="P2">apt-get install update</text:p>
      <text:p text:style-name="P2">apt-get install apache2 php5 libapache2-mod-php5</text:p>
      <text:p text:style-name="P2"><text:span text:style-name="T1">To check whether php is installed and running properly, just create a </text:span>test.php <text:span text:style-name="T1">in your </text:span>/var/www<text:span text:style-name="T2"> folder:</text:span></text:p>
      <text:p text:style-name="P3">contents of <text:span text:style-name="T3">test.php</text:span>:</text:p>
      <text:p text:style-name="P3"># test.php</text:p>
      <text:p text:style-name="P3">&lt;?php phpinfo(); ?&gt;</text:p>
      <text:p text:style-name="P2"/>
      <text:p text:style-name="P2">apt-get install mysql-server mysql-client php5-mysql</text:p>
      <text:p text:style-name="P2"/>
      <text:p text:style-name="P3">(these two lines apparently add PDO capability and prevent 'no driver found' error messages</text:p>
      <text:p text:style-name="P3">sudo apt-get install sqlite php5-sqlite </text:p>
      <text:p text:style-name="P3">sudo /etc/init.d/apache2 restart</text:p>
      <text:p text:style-name="P3"/>
      <text:p text:style-name="P2"/>
      <text:p text:style-name="P2">Then to set the root pw: (even when normal methods don't work!)</text:p>
      <text:p text:style-name="P7">sudo /etc/init.d/mysql stop</text:p>
      <text:p text:style-name="P7">sudo mysqld --skip-grant-tables &amp;</text:p>
      <text:p text:style-name="P7">mysql -u root mysql</text:p>
      <text:p text:style-name="P7"><text:span text:style-name="T4">mysql </text:span>UPDATE user SET Password=PASSWORD('p1sh') WHERE User='root'; FLUSH PRIVILEGES; exit;</text:p>
      <text:p text:style-name="P7"/>
      <text:p text:style-name="P5"/>
      <text:p text:style-name="P6"/>
      <text:p text:style-name="P6"/>
      <text:p text:style-name="P1">mysql -u root -p (root password is p1sh) </text:p>
      <text:p text:style-name="P1"/>
      <text:p text:style-name="P1">CREATE DATABASE testing;</text:p>
      <text:p text:style-name="P1">mysql&gt; CREATE USER 'jane'@'localhost' IDENTIFIED BY 'manchester123';</text:p>
      <text:p text:style-name="P7"><text:span text:style-name="T4">mysql&gt; </text:span>FLUSH PRIVILEGES;</text:p>
      <text:p text:style-name="P1">mysql&gt; GRANT ALL PRIVILEGES ON testing.* TO 'jane'@'localhost';</text:p>
      <text:p text:style-name="P1">mysql&gt; FLUSH PRIVILEGES;</text:p>
      <text:p text:style-name="P1"/>
      <text:p text:style-name="P1"/>
      <text:p text:style-name="P8"/>
      <text:p text:style-name="P1"/>
      <text:p text:style-name="P1"/>
      <text:p text:style-name="P1">mysql&gt; EXIT; </text:p>
      <text:p text:style-name="P1"/>
      <text:p text:style-name="P1"/>
      <text:p text:style-name="P1">mysql&gt; SHOW GRANTS FOR jane@localhost; (lists the privileges for that user has to change things, and in which databases &amp; tables) </text:p>
      <text:p text:style-name="P1">+-------------------------------------------------------------------------------------------------------------+ </text:p>
      <text:p text:style-name="P1">| Grants for jane@localhost <text:s text:c="82"/>| </text:p>
      <text:p text:style-name="P1">+-------------------------------------------------------------------------------------------------------------+ </text:p>
      <text:p text:style-name="P1">| GRANT USAGE ON *.* TO 'jane'@'localhost' IDENTIFIED BY PASSWORD '*34397499B21A581A68E1215C3D45FFC67FE16678' | </text:p>
      <text:p text:style-name="P1">| GRANT ALL PRIVILEGES ON `testing`.* TO 'jane'@'localhost' <text:s text:c="50"/>| </text:p>
      <text:p text:style-name="P1"><text:soft-page-break/>| GRANT ALL PRIVILEGES ON currentJobs.* TO 'jane'@'localhost' <text:s text:c="46"/>| </text:p>
      <text:p text:style-name="P1">+-------------------------------------------------------------------------------------------------------------+ </text:p>
      <text:p text:style-name="P1"/>
      <text:p text:style-name="P1"/>
      <text:p text:style-name="P1">mysql&gt; SHOW DATABASES; (lists all databases - assuming you are logged in as root) </text:p>
      <text:p text:style-name="P1">+--------------------+ </text:p>
      <text:p text:style-name="P1">| Database <text:s text:c="10"/>| </text:p>
      <text:p text:style-name="P1">+--------------------+ </text:p>
      <text:p text:style-name="P1">| information_schema | </text:p>
      <text:p text:style-name="P1">| mysql <text:s text:c="13"/>| </text:p>
      <text:p text:style-name="P1">| performance_schema | </text:p>
      <text:p text:style-name="P1">| test <text:s text:c="14"/>| </text:p>
      <text:p text:style-name="P1">| testing <text:s text:c="11"/>| </text:p>
      <text:p text:style-name="P1">+--------------------+ </text:p>
      <text:p text:style-name="P1"/>
      <text:p text:style-name="P1"/>
      <text:p text:style-name="P1">mysql&gt; USE testing; (switches current database to one called 'testing') </text:p>
      <text:p text:style-name="P1">Database changed </text:p>
      <text:p text:style-name="P1"/>
      <text:p text:style-name="P1">mysql&gt; SHOW TABLES; (lists tables in current database - with name of database as heading) </text:p>
      <text:p text:style-name="P1">+-------------------+ </text:p>
      <text:p text:style-name="P1">| Tables_in_testing | </text:p>
      <text:p text:style-name="P1">+-------------------+ </text:p>
      <text:p text:style-name="P1">| currentJobs <text:s text:c="6"/>| </text:p>
      <text:p text:style-name="P1">+-------------------+ </text:p>
      <text:p text:style-name="P1"/>
      <text:p text:style-name="P1"/>
      <text:p text:style-name="P1"><text:s/></text:p>
      <text:p text:style-name="P1">mysql&gt; DESCRIBE currentJobs; (shows a list of column fields (cells) in the given table with details of type, Whether Null (yes/no), sort of Key, default value, and extra features) </text:p>
      <text:p text:style-name="P1">+-------------+--------------+------+-----+---------+----------------+ </text:p>
      <text:p text:style-name="P1">| Field <text:s text:c="6"/>| Type <text:s text:c="8"/>| Null | Key | Default | Extra <text:s text:c="9"/>| </text:p>
      <text:p text:style-name="P1">+-------------+--------------+------+-----+---------+----------------+ </text:p>
      <text:p text:style-name="P1">| id <text:s text:c="9"/>| int(11) <text:s text:c="5"/>| NO <text:s text:c="2"/>| PRI | NULL <text:s text:c="3"/>| auto_increment | </text:p>
      <text:p text:style-name="P1">| jobNum <text:s text:c="5"/>| varchar(20) <text:s/>| YES <text:s/>| <text:s text:c="4"/>| NULL <text:s text:c="3"/>| <text:s text:c="15"/>| </text:p>
      <text:p text:style-name="P1">| description | varchar(100) | YES <text:s/>| <text:s text:c="4"/>| NULL <text:s text:c="3"/>| <text:s text:c="15"/>| </text:p>
      <text:p text:style-name="P1">+-------------+--------------+------+-----+---------+----------------+ </text:p>
      <text:p text:style-name="P1"/>
      <text:p text:style-name="P1"/>
      <text:p text:style-name="P1">mysql&gt; SELECT * FROM currentJobs; (shows all data in table) </text:p>
      <text:p text:style-name="P1">+----+---------+---------------------+ </text:p>
      <text:p text:style-name="P1">| id | jobNum <text:s/>| description <text:s text:c="8"/>| </text:p>
      <text:p text:style-name="P1">+----+---------+---------------------+ </text:p>
      <text:p text:style-name="P1">| <text:s/>1 | ES-7777 | Another description | </text:p>
      <text:p text:style-name="P1">| <text:s/>2 | ES-7778 | Test description2 <text:s text:c="2"/>| </text:p>
      <text:p text:style-name="P1">+----+---------+---------------------+ </text:p>
      <text:p text:style-name="P1"><text:soft-page-break/></text:p>
      <text:p text:style-name="P1"/>
      <text:p text:style-name="P1">mysql&gt; SELECT jobNum FROM currentJobs; (shows data for column 'jobNum' from table) </text:p>
      <text:p text:style-name="P1">+---------+ </text:p>
      <text:p text:style-name="P1">| jobNum <text:s/>| </text:p>
      <text:p text:style-name="P1">+---------+ </text:p>
      <text:p text:style-name="P1">| ES-7777 | </text:p>
      <text:p text:style-name="P1">| ES-7778 | </text:p>
      <text:p text:style-name="P1">+---------+ </text:p>
      <text:p text:style-name="P1"/>
      <text:p text:style-name="P1"/>
      <text:p text:style-name="P1">mysql&gt; SELECT id,description FROM currentJobs; <text:s/>(shows data for columns 'id' &amp; 'jobNum' for all rows from table) </text:p>
      <text:p text:style-name="P1">+----+---------------------+ </text:p>
      <text:p text:style-name="P1">| id | description <text:s text:c="8"/>| </text:p>
      <text:p text:style-name="P1">+----+---------------------+ </text:p>
      <text:p text:style-name="P1">| <text:s/>1 | Another description | </text:p>
      <text:p text:style-name="P1">| <text:s/>2 | Test description2 <text:s text:c="2"/>| </text:p>
      <text:p text:style-name="P1">+----+---------------------+ </text:p>
      <text:p text:style-name="P1"/>
      <text:p text:style-name="P1"/>
      <text:p text:style-name="P1"/>
      <text:p text:style-name="P1"/>
      <text:p text:style-name="P1"/>
      <text:p text:style-name="P1"/>
      <text:p text:style-name="P1">mysql&gt; SELECT description FROM currentJobs WHERE jobNum = 'ES-7777'; (shows data for column 'description' from row in table where field 'jobNum' = 'ES-7777') </text:p>
      <text:p text:style-name="P1">+----+---------+-------------------+ </text:p>
      <text:p text:style-name="P1">| id | jobNum <text:s/>| description <text:s text:c="6"/>| </text:p>
      <text:p text:style-name="P1">+----+---------+-------------------+ </text:p>
      <text:p text:style-name="P1">| <text:s/>2 | ES-7778 | Test description2 | </text:p>
      <text:p text:style-name="P1">+----+---------+-------------------+ </text:p>
      <text:p text:style-name="P1"/>
      <text:p text:style-name="P1"/>
      <text:p text:style-name="P1">mysql&gt; SELECT * FROM currentJobs WHERE jobNum = 'ES-7778'; (shows data for all columns from row in table where field 'jobNum' = 'ES-7777') </text:p>
      <text:p text:style-name="P1">+----+---------+-------------------+ </text:p>
      <text:p text:style-name="P1">| id | jobNum <text:s/>| description <text:s text:c="6"/>| </text:p>
      <text:p text:style-name="P1">+----+---------+-------------------+ </text:p>
      <text:p text:style-name="P1">| <text:s/>2 | ES-7778 | Test description2 | </text:p>
      <text:p text:style-name="P1">+----+---------+-------------------+ </text:p>
      <text:p text:style-name="P1"/>
      <text:p text:style-name="P1"/>
      <text:p text:style-name="P1">DROP TABLE managers; (delete table)</text:p>
      <text:p text:style-name="P1"/>
      <text:p text:style-name="P1">INSERT INTO jobStatusChoices (jobStatusChoice, jobStatusActionID) VALUES ("Cancelled", 3); (appends new record)</text:p>
      <text:p text:style-name="P1"/>
      <text:p text:style-name="P1"><text:soft-page-break/>ALTER TABLE jobs CHANGE oldColName newColName INT NOT NULL; (change name or type of column)</text:p>
      <text:p text:style-name="P1"/>
      <text:p text:style-name="P1">UPDATE jobs SET jobNum="MS-0834" WHERE id=7; (change value of a field)</text:p>
      <text:p text:style-name="P1"/>
      <text:p text:style-name="P1">ALTER TABLE technicians ADD COLUMN techDateDeactv DATE NOT NULL AFTER dateAdded; (add an additional column)</text:p>
      <text:p text:style-name="P1"/>
      <text:p text:style-name="P1">ALTER TABLE jobs DROP ctgIntJ2; (remove a column from a table)</text:p>
      <text:p text:style-name="P1"/>
      <text:p text:style-name="P1">DELETE FROM jobStatusChoices WHERE id=1; (deletes a record -row- from a table)</text:p>
      <text:p text:style-name="P1">(similar: DELETE FROM persons WHERE id&gt;3;)</text:p>
      <text:p text:style-name="P1"/>
      <text:p text:style-name="P1">SELECT * FROM jobs WHERE jobStatus IN(2,1); (returns those jobs that have jobStatus set to 2 or 1)</text:p>
      <text:p text:style-name="P1"><text:tab/>(WARNING! This only works with real values or variables separated by commas, you can't pass a single variable containing comma separated values to the IN statement.)</text:p>
      <text:p text:style-name="P1"/>
      <text:p text:style-name="P1"><text:s/>INSERT INTO accessLevels (personToGiveAcsID, listJobCatgrysIDs, editJobCatgrysIDs, showJobCatgrysIDs, showMenuIDs) VALUES (1, "5,8", "5,8", "5,8", "2,3,4"); (inserts new access rights – use as template)</text:p>
      <text:p text:style-name="P1"/>
      <text:p text:style-name="P1">SELECT personToGiveAcsID FROM accessLevels WHERE FIND_IN_SET("13", showMenuIDs); (returns personToGiveAcsID only for those rows where the comma delimited string in showMenuIDs cantains “13”)</text:p>
      <text:p text:style-name="P1"/>
      <text:p text:style-name="P1">Error appearing on School server!! (used to be ok – say on and before mon 11 Nov 2013)</text:p>
      <text:p text:style-name="P4">ERROR: SQLSTATE[HY000]: General error: 2014 Cannot execute queries while other unbuffered queries are active. Consider using PDOStatement::fetchAll(). Alternatively, if your code is only ever going to run against mysql, you may enable query buffering by setting the PDO::MYSQL_ATTR_USE_BUFFERED_QUERY attribute.</text:p>
      <text:p text:style-name="P1"/>
      <text:p text:style-name="P1"/>
      <text:p text:style-name="P1"/>
      <text:p text:style-name="P1"/>
      <text:p text:style-name="P1">SELECT COUNT(id) AS dates, testDate FROM patData WHERE (buildingID=1 AND roomNum="201" AND recordStatus="Current") GROUP BY testDate;</text:p>
      <text:p text:style-name="P1">+-------+---------------------+ </text:p>
      <text:p text:style-name="P1">| dates | testDate <text:s text:c="11"/>| </text:p>
      <text:p text:style-name="P1">+-------+---------------------+ </text:p>
      <text:p text:style-name="P1">| <text:s text:c="4"/>2 | 2013-03-21 00:00:00 | </text:p>
      <text:p text:style-name="P1">| <text:s text:c="4"/>4 | 2013-03-26 00:00:00 | </text:p>
      <text:p text:style-name="P1">| <text:s text:c="4"/>1 | 2013-04-27 00:00:00 | </text:p>
      <text:p text:style-name="P1">| <text:s text:c="4"/>1 | 2013-05-13 00:00:00 | </text:p>
      <text:p text:style-name="P1">+-------+---------------------+ This is a list showing the number of items that had a test on the dates shown.</text:p>
      <text:p text:style-name="P1"/>
      <text:p text:style-name="P1">mysql&gt; SELECT id, testDate, testPrdMnths FROM patData WHERE (buildingID=1 AND roomNum="201" AND recordStatus="Current" AND DATE_ADD(testDate, INTERVAL testPrdMnths MONTH) &lt; "2015-04-28"); </text:p>
      <text:p text:style-name="P1">+----+---------------------+--------------+ </text:p>
      <text:p text:style-name="P1">| id | testDate <text:s text:c="11"/>| testPrdMnths | </text:p>
      <text:p text:style-name="P1">+----+---------------------+--------------+ </text:p>
      <text:p text:style-name="P1"><text:soft-page-break/>| <text:s/>2 | 2013-03-26 00:00:00 | <text:s text:c="10"/>24 | </text:p>
      <text:p text:style-name="P1">| <text:s/>6 | 2013-03-26 00:00:00 | <text:s text:c="10"/>24 | </text:p>
      <text:p text:style-name="P1">| <text:s/>9 | 2013-03-26 00:00:00 | <text:s text:c="10"/>12 | </text:p>
      <text:p text:style-name="P1">| 10 | 2013-03-21 00:00:00 | <text:s text:c="10"/>24 | </text:p>
      <text:p text:style-name="P1">| 11 | 2013-03-21 00:00:00 | <text:s text:c="10"/>24 | </text:p>
      <text:p text:style-name="P1">| 13 | 2013-04-27 00:00:00 | <text:s text:c="10"/>24 | </text:p>
      <text:p text:style-name="P1">| 16 | 2013-03-26 00:00:00 | <text:s text:c="10"/>24 | </text:p>
      <text:p text:style-name="P1">+----+---------------------+--------------+ This a list of items in the room that will have expired by given date.</text:p>
      <text:p text:style-name="P1"/>
      <text:p text:style-name="P1">mysql&gt; SELECT COUNT(id) AS numOfItems FROM patData WHERE (buildingID=1 AND roomNum="201" AND recordStatus="Current" AND DATE_ADD(testDate, INTERVAL testPrdMnths MONTH) &lt; "2015-04-28"); </text:p>
      <text:p text:style-name="P1">+------------+ </text:p>
      <text:p text:style-name="P1">| numOfItems | </text:p>
      <text:p text:style-name="P1">+------------+ </text:p>
      <text:p text:style-name="P1">| <text:s text:c="9"/>7 | </text:p>
      <text:p text:style-name="P1">+------------+ This is the number of items in the room that will expire before the given date.</text:p>
      <text:p text:style-name="P1"/>
      <text:p text:style-name="P1">mysql&gt; SELECT COUNT(id) AS numOfItems FROM patData WHERE (buildingID=1 AND roomNum="201" AND recordStatus="Current"); </text:p>
      <text:p text:style-name="P1">+------------+ </text:p>
      <text:p text:style-name="P1">| numOfItems | </text:p>
      <text:p text:style-name="P1">+------------+ </text:p>
      <text:p text:style-name="P1">| <text:s text:c="9"/>8 | </text:p>
      <text:p text:style-name="P1">+------------+ This is the total nunber of items in the room with current test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/>
    <style:font-face style:name="Droid Sans Mono" svg:font-family="'Droid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宋体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6-04T14:26:34</meta:creation-date>
    <dc:date>2015-04-01T20:36:29.110607700</dc:date>
    <dc:creator>Chris </dc:creator>
    <meta:editing-duration>PT1H57M48S</meta:editing-duration>
    <meta:editing-cycles>31</meta:editing-cycles>
    <meta:generator>LibreOffice/4.2.7.2$Linux_X86_64 LibreOffice_project/420m0$Build-2</meta:generator>
    <meta:document-statistic meta:table-count="0" meta:image-count="0" meta:object-count="0" meta:page-count="5" meta:paragraph-count="138" meta:word-count="1079" meta:character-count="7977" meta:non-whitespace-character-count="6519"/>
  </office:meta>
</office:document-meta>
</file>